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P24" style:parent-style-name="Standard" style:family="paragraph">
      <style:paragraph-properties fo:text-align="center" fo:line-height="65%" fo:margin-left="0.2479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text-align="center" fo:margin-top="0.1666in" fo:line-height="150%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P28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text-align="end" fo:margin-top="0.1666in" fo:line-height="150%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P36" style:parent-style-name="Standard" style:family="paragraph">
      <style:paragraph-properties fo:text-align="end" fo:margin-top="0.1666in" fo:line-height="150%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P38" style:parent-style-name="Standard" style:family="paragraph">
      <style:paragraph-properties fo:text-align="end" fo:margin-top="0.1666in" fo:line-height="150%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complex="Times New Roman" fo:language="en" fo:country="US"/>
    </style:style>
    <style:style style:name="T41" style:parent-style-name="Основнойшрифтабзаца" style:family="text">
      <style:text-properties style:font-name="Times New Roman" style:font-name-complex="Times New Roman"/>
    </style:style>
    <style:style style:name="P42" style:parent-style-name="Standard" style:family="paragraph">
      <style:paragraph-properties fo:text-align="end" fo:margin-top="0.1666in" fo:line-height="150%"/>
    </style:style>
    <style:style style:name="T43" style:parent-style-name="Основнойшрифтабзаца" style:family="text">
      <style:text-properties style:font-name="Times New Roman" style:font-name-complex="Times New Roman"/>
    </style:style>
    <style:style style:name="P44" style:parent-style-name="Standard" style:family="paragraph">
      <style:paragraph-properties fo:text-align="end" fo:margin-top="0.1666in" fo:line-height="150%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P46" style:parent-style-name="ОбычныйИнтернет" style:family="paragraph">
      <style:paragraph-properties fo:text-align="end" fo:line-height="150%"/>
    </style:style>
    <style:style style:name="P47" style:parent-style-name="ОбычныйИнтернет" style:family="paragraph">
      <style:paragraph-properties fo:text-align="center" fo:line-height="150%"/>
    </style:style>
    <style:style style:name="P48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49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/>
    </style:style>
    <style:style style:name="P50" style:parent-style-name="Normal" style:list-style-name="LFO1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51" style:parent-style-name="Normal" style:list-style-name="LFO1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52" style:parent-style-name="Normal" style:list-style-name="LFO1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53" style:parent-style-name="Normal" style:list-style-name="LFO1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54" style:parent-style-name="Normal" style:list-style-name="LFO1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55" style:parent-style-name="Normal" style:list-style-name="LFO17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56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/>
    </style:style>
    <style:style style:name="T57" style:parent-style-name="DefaultParagraphFont" style:family="text">
      <style:text-properties style:font-name="Times New Roman" style:font-name-asian="Times New Roman" style:font-name-complex="Times New Roman"/>
    </style:style>
    <style:style style:name="P58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59" style:parent-style-name="Normal" style:family="paragraph">
      <style:paragraph-properties fo:margin-top="0.0694in" fo:margin-bottom="0.0694in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1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6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63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6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65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6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67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6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69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7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71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7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73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7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75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7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77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7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79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8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81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8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83" style:parent-style-name="Normal" style:list-style-name="LFO18" style:family="paragraph">
      <style:paragraph-properties fo:widows="2" fo:orphans="2" style:vertical-align="auto" fo:margin-top="0.0694in" fo:margin-bottom="0.0694in"/>
    </style:style>
    <style:style style:name="T8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85" style:parent-style-name="Normal" style:family="paragraph">
      <style:paragraph-properties fo:margin-top="0.0694in" fo:margin-bottom="0.0694in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7" style:parent-style-name="Normal" style:list-style-name="LFO19" style:family="paragraph">
      <style:paragraph-properties fo:widows="2" fo:orphans="2" style:vertical-align="auto" fo:margin-top="0.0694in" fo:margin-bottom="0.0694in"/>
    </style:style>
    <style:style style:name="T8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89" style:parent-style-name="Normal" style:list-style-name="LFO19" style:family="paragraph">
      <style:paragraph-properties fo:widows="2" fo:orphans="2" style:vertical-align="auto" fo:margin-top="0.0694in" fo:margin-bottom="0.0694in"/>
    </style:style>
    <style:style style:name="T9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91" style:parent-style-name="DefaultParagraphFont" style:family="text">
      <style:text-properties style:font-name="Times New Roman" style:font-name-asian="Times New Roman" style:font-name-complex="Times New Roman"/>
    </style:style>
    <style:style style:name="P92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93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/>
    </style:style>
    <style:style style:name="P94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96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9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98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99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0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01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0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03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0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05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06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0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08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0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10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1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12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13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1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15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17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1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19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20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2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22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24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2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26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27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2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29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31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3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33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34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3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36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" style:parent-style-name="DefaultParagraphFont" style:family="text">
      <style:text-properties style:font-name="Times New Roman" style:font-name-asian="Times New Roman" style:font-name-complex="Times New Roman"/>
    </style:style>
    <style:style style:name="T13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40" style:parent-style-name="DefaultParagraphFont" style:family="text">
      <style:text-properties style:font-name="Times New Roman" style:font-name-asian="Times New Roman" style:font-name-complex="Times New Roman"/>
    </style:style>
    <style:style style:name="T141" style:parent-style-name="DefaultParagraphFont" style:family="text">
      <style:text-properties style:font-name="Times New Roman" style:font-name-asian="Times New Roman" style:font-name-complex="Times New Roman"/>
    </style:style>
    <style:style style:name="P142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44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4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46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47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4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49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" style:parent-style-name="DefaultParagraphFont" style:family="text">
      <style:text-properties style:font-name="Times New Roman" style:font-name-asian="Times New Roman" style:font-name-complex="Times New Roman"/>
    </style:style>
    <style:style style:name="T15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153" style:parent-style-name="DefaultParagraphFont" style:family="text">
      <style:text-properties style:font-name="Times New Roman" style:font-name-asian="Times New Roman" style:font-name-complex="Times New Roman"/>
    </style:style>
    <style:style style:name="T154" style:parent-style-name="DefaultParagraphFont" style:family="text">
      <style:text-properties style:font-name="Times New Roman" style:font-name-asian="Times New Roman" style:font-name-complex="Times New Roman"/>
    </style:style>
    <style:style style:name="P155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57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5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59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60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6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62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64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6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66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67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6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69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7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71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7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73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74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7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76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7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78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7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80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81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8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183" style:parent-style-name="Normal" style:list-style-name="LFO20" style:family="paragraph">
      <style:paragraph-properties fo:widows="2" fo:orphans="2" style:vertical-align="auto" fo:margin-top="0.0694in" fo:margin-bottom="0.0694in"/>
    </style:style>
    <style:style style:name="T18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T185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8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87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88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18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190" style:parent-style-name="DefaultParagraphFont" style:family="text">
      <style:text-properties style:font-name="Times New Roman" style:font-name-asian="Times New Roman" style:font-name-complex="Times New Roman"/>
    </style:style>
    <style:style style:name="P191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192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/>
    </style:style>
    <style:style style:name="P193" style:parent-style-name="Normal" style:list-style-name="LFO2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194" style:parent-style-name="Normal" style:list-style-name="LFO2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195" style:parent-style-name="Normal" style:list-style-name="LFO21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196" style:parent-style-name="Normal" style:family="paragraph">
      <style:paragraph-properties fo:margin-top="0.0694in" fo:margin-bottom="0.0694in"/>
    </style:style>
    <style:style style:name="T19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98" style:parent-style-name="DefaultParagraphFont" style:family="text">
      <style:text-properties style:font-name="Times New Roman" style:font-name-asian="Times New Roman" style:font-name-complex="Times New Roman"/>
    </style:style>
    <style:style style:name="P199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00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/>
    </style:style>
    <style:style style:name="T201" style:parent-style-name="DefaultParagraphFont" style:family="text">
      <style:text-properties style:font-name="Times New Roman" style:font-name-asian="Times New Roman" style:font-name-complex="Times New Roman"/>
    </style:style>
    <style:style style:name="P202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03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/>
    </style:style>
    <style:style style:name="P204" style:parent-style-name="Normal" style:list-style-name="LFO22" style:family="paragraph">
      <style:paragraph-properties fo:widows="2" fo:orphans="2" style:vertical-align="auto" fo:margin-top="0.0694in" fo:margin-bottom="0.0694in"/>
    </style:style>
    <style:style style:name="T205" style:parent-style-name="DefaultParagraphFont" style:family="text">
      <style:text-properties style:font-name="Times New Roman" style:font-name-asian="Times New Roman" style:font-name-complex="Times New Roman"/>
    </style:style>
    <style:style style:name="T20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07" style:parent-style-name="DefaultParagraphFont" style:family="text">
      <style:text-properties style:font-name="Times New Roman" style:font-name-asian="Times New Roman" style:font-name-complex="Times New Roman"/>
    </style:style>
    <style:style style:name="P208" style:parent-style-name="Normal" style:list-style-name="LFO22" style:family="paragraph">
      <style:paragraph-properties fo:widows="2" fo:orphans="2" style:vertical-align="auto" fo:margin-top="0.0694in" fo:margin-bottom="0.0694in"/>
    </style:style>
    <style:style style:name="T209" style:parent-style-name="DefaultParagraphFont" style:family="text">
      <style:text-properties style:font-name="Times New Roman" style:font-name-asian="Times New Roman" style:font-name-complex="Times New Roman"/>
    </style:style>
    <style:style style:name="T210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21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12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21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14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215" style:parent-style-name="DefaultParagraphFont" style:family="text">
      <style:text-properties style:font-name="Times New Roman" style:font-name-asian="Times New Roman" style:font-name-complex="Times New Roman"/>
    </style:style>
    <style:style style:name="T216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T21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18" style:parent-style-name="DefaultParagraphFont" style:family="text">
      <style:text-properties style:font-name="Times New Roman" style:font-name-asian="Times New Roman" style:font-name-complex="Times New Roman" fo:language="en" fo:country="US"/>
    </style:style>
    <style:style style:name="P219" style:parent-style-name="Normal" style:family="paragraph">
      <style:paragraph-properties fo:margin-top="0.0694in" fo:margin-bottom="0.0694in"/>
    </style:style>
    <style:style style:name="T2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1" style:parent-style-name="DefaultParagraphFont" style:family="text">
      <style:text-properties style:font-name="Times New Roman" style:font-name-asian="Times New Roman" style:font-name-complex="Times New Roman"/>
    </style:style>
    <style:style style:name="T222" style:parent-style-name="DefaultParagraphFont" style:family="text">
      <style:text-properties style:font-name="Times New Roman" style:font-name-asian="Times New Roman" style:font-name-complex="Times New Roman"/>
    </style:style>
    <style:style style:name="P223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24" style:parent-style-name="Normal" style:list-style-name="LFO23" style:family="paragraph">
      <style:paragraph-properties fo:widows="2" fo:orphans="2" style:vertical-align="auto" fo:margin-top="0.0694in" fo:margin-bottom="0.0694in"/>
    </style:style>
    <style:style style:name="T2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6" style:parent-style-name="DefaultParagraphFont" style:family="text">
      <style:text-properties style:font-name="Times New Roman" style:font-name-asian="Times New Roman" style:font-name-complex="Times New Roman"/>
    </style:style>
    <style:style style:name="T22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28" style:parent-style-name="DefaultParagraphFont" style:family="text">
      <style:text-properties style:font-name="Times New Roman" style:font-name-asian="Times New Roman" style:font-name-complex="Times New Roman"/>
    </style:style>
    <style:style style:name="P229" style:parent-style-name="Normal" style:list-style-name="LFO23" style:family="paragraph">
      <style:paragraph-properties fo:widows="2" fo:orphans="2" style:vertical-align="auto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30" style:parent-style-name="Normal" style:list-style-name="LFO23" style:family="paragraph">
      <style:paragraph-properties fo:widows="2" fo:orphans="2" style:vertical-align="auto" fo:margin-top="0.0694in" fo:margin-bottom="0.0694in"/>
    </style:style>
    <style:style style:name="T2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2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ize="10pt" style:font-size-asian="10pt" style:font-size-complex="10pt"/>
    </style:style>
    <style:style style:name="T235" style:parent-style-name="DefaultParagraphFont" style:family="text">
      <style:text-properties style:font-name="Times New Roman" style:font-name-asian="Times New Roman" style:font-name-complex="Times New Roman"/>
    </style:style>
    <style:style style:name="P236" style:parent-style-name="Normal" style:list-style-name="LFO23" style:family="paragraph">
      <style:paragraph-properties fo:widows="2" fo:orphans="2" style:vertical-align="auto" fo:margin-top="0.0694in" fo:margin-bottom="0.0694in"/>
    </style:style>
    <style:style style:name="T2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38" style:parent-style-name="DefaultParagraphFont" style:family="text">
      <style:text-properties style:font-name="Times New Roman" style:font-name-asian="Times New Roman" style:font-name-complex="Times New Roman"/>
    </style:style>
    <style:style style:name="T23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40" style:parent-style-name="DefaultParagraphFont" style:family="text">
      <style:text-properties style:font-name="Times New Roman" style:font-name-asian="Times New Roman" style:font-name-complex="Times New Roman"/>
    </style:style>
    <style:style style:name="T24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42" style:parent-style-name="DefaultParagraphFont" style:family="text">
      <style:text-properties style:font-name="Times New Roman" style:font-name-asian="Times New Roman" style:font-name-complex="Times New Roman"/>
    </style:style>
    <style:style style:name="T24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44" style:parent-style-name="DefaultParagraphFont" style:family="text">
      <style:text-properties style:font-name="Times New Roman" style:font-name-asian="Times New Roman" style:font-name-complex="Times New Roman"/>
    </style:style>
    <style:style style:name="T245" style:parent-style-name="DefaultParagraphFont" style:family="text">
      <style:text-properties style:font-name="Times New Roman" style:font-name-asian="Times New Roman" style:font-name-complex="Times New Roman"/>
    </style:style>
    <style:style style:name="P246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47" style:parent-style-name="Normal" style:family="paragraph">
      <style:paragraph-properties fo:margin-top="0.0694in" fo:margin-bottom="0.0694in"/>
    </style:style>
    <style:style style:name="T248" style:parent-style-name="DefaultParagraphFont" style:family="text">
      <style:text-properties style:font-name="Times New Roman" style:font-name-asian="Times New Roman" style:font-name-complex="Times New Roman"/>
    </style:style>
    <style:style style:name="T24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0" style:parent-style-name="DefaultParagraphFont" style:family="text">
      <style:text-properties style:font-name="Times New Roman" style:font-name-asian="Times New Roman" style:font-name-complex="Times New Roman"/>
    </style:style>
    <style:style style:name="T25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2" style:parent-style-name="DefaultParagraphFont" style:family="text">
      <style:text-properties style:font-name="Times New Roman" style:font-name-asian="Times New Roman" style:font-name-complex="Times New Roman"/>
    </style:style>
    <style:style style:name="P25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5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5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5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5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6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6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6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6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26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6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6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6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68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69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70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71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72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73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4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7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7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7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7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7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8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8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8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P284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85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86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P287" style:parent-style-name="Normal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T288" style:parent-style-name="DefaultParagraphFont" style:family="text">
      <style:text-properties style:font-name="Times New Roman" style:font-name-asian="Times New Roman" style:font-name-complex="Times New Roman"/>
    </style:style>
    <style:style style:name="P289" style:parent-style-name="Normal" style:family="paragraph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290" style:parent-style-name="Normal" style:list-style-name="LFO2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291" style:parent-style-name="Normal" style:list-style-name="LFO24" style:family="paragraph">
      <style:paragraph-properties fo:widows="2" fo:orphans="2" style:vertical-align="auto" fo:margin-top="0.0694in" fo:margin-bottom="0.0694in"/>
    </style:style>
    <style:style style:name="T292" style:parent-style-name="DefaultParagraphFont" style:family="text">
      <style:text-properties style:font-name="Times New Roman" style:font-name-asian="Times New Roman" style:font-name-complex="Times New Roman"/>
    </style:style>
    <style:style style:name="T29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T294" style:parent-style-name="DefaultParagraphFont" style:family="text">
      <style:text-properties style:font-name="Times New Roman" style:font-name-asian="Times New Roman" style:font-name-complex="Times New Roman"/>
    </style:style>
    <style:style style:name="P295" style:parent-style-name="Normal" style:list-style-name="LFO2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name="P296" style:parent-style-name="Normal" style:list-style-name="LFO2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1</text:span></text:p>
      <text:p text:style-name="P22"><text:span text:style-name="T23">По дисциплине</text:span></text:p>
      <text:p text:style-name="P24"><text:span text:style-name="T25">“Базы данных”</text:span></text:p>
      <text:p text:style-name="P26"><text:span text:style-name="T27">Вариант 10102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Выполнил:</text:span></text:p>
      <text:p text:style-name="P36"><text:span text:style-name="T37">Ахроров Кароматуллохон Фирдавсович</text:span></text:p>
      <text:p text:style-name="P38"><text:span text:style-name="T39">Группа<text:s/></text:span><text:span text:style-name="T40">P</text:span><text:span text:style-name="T41">3110</text:span></text:p>
      <text:p text:style-name="P42"><text:span text:style-name="T43">Проверил:</text:span></text:p>
      <text:p text:style-name="P44"><text:span text:style-name="T45">Гаврилов Антон Валерьевич</text:span></text:p>
      <text:p text:style-name="P46">Преподаватель практики</text:p>
      <text:p text:style-name="P47"/>
      <text:p text:style-name="Standard"/>
      <text:soft-page-break/>
      <text:h text:style-name="P48" text:outline-level="3">1. Текст задания</text:h>
      <text:p text:style-name="P49">Для отношений, полученных при построении предметной области из лабораторной работы №1, выполнить следующие действия:</text:p>
      <text:list text:style-name="LFO17" text:continue-numbering="true">
        <text:list-item>
          <text:p text:style-name="P50">Описать функциональные зависимости для отношений полученной схемы (минимальное множество).</text:p>
        </text:list-item>
        <text:list-item>
          <text:p text:style-name="P51">Привести отношения в 3NF. Построить схему на основе 3NF.</text:p>
        </text:list-item>
        <text:list-item>
          <text:p text:style-name="P52">Описать изменения в функциональных зависимостях после преобразования в 3NF.</text:p>
        </text:list-item>
        <text:list-item>
          <text:p text:style-name="P53">Преобразовать отношения в BCNF. Доказать, что полученные отношения находятся в BCNF.</text:p>
        </text:list-item>
        <text:list-item>
          <text:p text:style-name="P54">Определить полезные денормализации для схемы и описать их.</text:p>
        </text:list-item>
        <text:list-item>
          <text:p text:style-name="P55">Придумать триггер и связанную функцию в предметной области, реализовать их на PL/pgSQL.</text:p>
        </text:list-item>
      </text:list>
      <text:p text:style-name="P56">Отчет должен содержать текст задания, исходную, нормализованные и денормализованные модели, ответы на вопросы, функцию и триггер, выводы.</text:p>
      <text:p text:style-name="Normal"><text:span text:style-name="T57"><draw:custom-shape svg:x="0in" svg:y="0in" svg:width="45.51042in" svg:height="0.00139in" draw:z-index="0" draw:id="id1" draw:style-name="a1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58" text:outline-level="3">2. Исходная модель (схема из ЛР №1)</text:h>
      <text:p text:style-name="P59"><text:span text:style-name="T60">Основные отношения:</text:span></text:p>
      <text:list text:style-name="LFO18" text:continue-numbering="true">
        <text:list-item>
          <text:p text:style-name="P61"><text:span text:style-name="T62">tasks(task_id PK, name, description, assigned_at, completed_at)</text:span></text:p>
        </text:list-item>
        <text:list-item>
          <text:p text:style-name="P63"><text:span text:style-name="T64">trees(tree_id PK, species, planted_at, location)</text:span></text:p>
        </text:list-item>
        <text:list-item>
          <text:p text:style-name="P65"><text:span text:style-name="T66">metal_fastenings(fastening_id PK, location, status)</text:span></text:p>
        </text:list-item>
        <text:list-item>
          <text:p text:style-name="P67"><text:span text:style-name="T68">markers(marker_id PK, name, placed_at, task_id FK)</text:span></text:p>
        </text:list-item>
        <text:list-item>
          <text:p text:style-name="P69"><text:span text:style-name="T70">supports(support_id PK, type, installed_at, marker_id FK)</text:span></text:p>
        </text:list-item>
        <text:list-item>
          <text:p text:style-name="P71"><text:span text:style-name="T72">greenkeepers(greenkeeper_id PK, full_name, hired_at, phone)</text:span></text:p>
        </text:list-item>
        <text:list-item>
          <text:p text:style-name="P73"><text:span text:style-name="T74">workers(worker_id PK, full_name, role, hired_at)</text:span></text:p>
        </text:list-item>
        <text:list-item>
          <text:p text:style-name="P75"><text:span text:style-name="T76">fences(fence_id PK, location, erected_at)</text:span></text:p>
        </text:list-item>
        <text:list-item>
          <text:p text:style-name="P77"><text:span text:style-name="T78">rivers(river_id PK, name, length_km)</text:span></text:p>
        </text:list-item>
        <text:list-item>
          <text:p text:style-name="P79"><text:span text:style-name="T80">dilofosavrs(dilofosavr_id PK, name, birth_date, river_id FK)</text:span></text:p>
        </text:list-item>
        <text:list-item>
          <text:p text:style-name="P81"><text:span text:style-name="T82">spit_events(event_id PK, dilofosavr_id FK, occurred_at, description)</text:span></text:p>
        </text:list-item>
        <text:list-item>
          <text:p text:style-name="P83"><text:span text:style-name="T84">observers(observer_id PK, full_name, assigned_area)</text:span></text:p>
        </text:list-item>
      </text:list>
      <text:p text:style-name="P85"><text:span text:style-name="T86">Ассоциативные отношения:</text:span></text:p>
      <text:list text:style-name="LFO19" text:continue-numbering="true">
        <text:list-item>
          <text:p text:style-name="P87"><text:span text:style-name="T88">support_builders(support_id FK, worker_id FK) PK(support_id,worker_id)</text:span></text:p>
        </text:list-item>
        <text:list-item>
          <text:p text:style-name="P89"><text:span text:style-name="T90">observer_tasks(observer_id FK, task_id FK) PK(observer_id,task_id)</text:span></text:p>
        </text:list-item>
      </text:list>
      <text:p text:style-name="Normal"><text:span text:style-name="T91"><draw:custom-shape svg:x="0in" svg:y="0in" svg:width="45.51042in" svg:height="0.00139in" draw:z-index="0" draw:id="id2" draw:style-name="a2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92" text:outline-level="3">3. Функциональные зависимости (минимальное множество)</text:h>
      <text:p text:style-name="P93">Ниже приведено минимальное множество функциональных зависимостей для каждой таблицы схемы:</text:p>
      <text:list text:style-name="LFO20" text:continue-numbering="true">
        <text:list-item>
          <text:p text:style-name="P94"><text:span text:style-name="T95">tasks</text:span><text:span text:style-name="T96">(</text:span><text:span text:style-name="T97">task_id</text:span><text:span text:style-name="T98">):</text:span><text:span text:style-name="T99"><text:line-break/></text:span><text:span text:style-name="T100">task_id → description, duration</text:span></text:p>
        </text:list-item>
        <text:list-item>
          <text:p text:style-name="P101"><text:span text:style-name="T102">markers</text:span><text:span text:style-name="T103">(</text:span><text:span text:style-name="T104">marker_id</text:span><text:span text:style-name="T105">):</text:span><text:span text:style-name="T106"><text:line-break/></text:span><text:span text:style-name="T107">marker_id → status, task_id</text:span></text:p>
        </text:list-item>
        <text:list-item>
          <text:p text:style-name="P108"><text:span text:style-name="T109">trees</text:span><text:span text:style-name="T110">(</text:span><text:span text:style-name="T111">tree_id</text:span><text:span text:style-name="T112">):</text:span><text:span text:style-name="T113"><text:line-break/></text:span><text:span text:style-name="T114">tree_id → status, task_id</text:span></text:p>
        </text:list-item>
        <text:list-item>
          <text:p text:style-name="P115"><text:span text:style-name="T116">metal_fastenings</text:span><text:span text:style-name="T117">(</text:span><text:span text:style-name="T118">fastening_id</text:span><text:span text:style-name="T119">):</text:span><text:span text:style-name="T120"><text:line-break/></text:span><text:span text:style-name="T121">fastening_id → type, status, tree_id</text:span></text:p>
        </text:list-item>
        <text:list-item>
          <text:p text:style-name="P122"><text:span text:style-name="T123">supports</text:span><text:span text:style-name="T124">(</text:span><text:span text:style-name="T125">support_id</text:span><text:span text:style-name="T126">):</text:span><text:span text:style-name="T127"><text:line-break/></text:span><text:span text:style-name="T128">support_id → scheduled_time, marker_id</text:span></text:p>
        </text:list-item>
        <text:list-item>
          <text:p text:style-name="P129"><text:span text:style-name="T130">greenkeepers</text:span><text:span text:style-name="T131">(</text:span><text:span text:style-name="T132">greenkeeper_id</text:span><text:span text:style-name="T133">):</text:span><text:span text:style-name="T134"><text:line-break/></text:span><text:span text:style-name="T135">greenkeeper_id → name</text:span></text:p>
        </text:list-item>
        <text:list-item>
          <text:p text:style-name="P136"><text:span text:style-name="T137">support_builders</text:span><text:span text:style-name="T138">(</text:span><text:span text:style-name="T139">support_id, greenkeeper_id</text:span><text:span text:style-name="T140">):</text:span><text:span text:style-name="T141"><text:line-break/>— нет дополнительных атрибутов для зависимостей</text:span></text:p>
        </text:list-item>
        <text:list-item>
          <text:p text:style-name="P142"><text:span text:style-name="T143">observers</text:span><text:span text:style-name="T144">(</text:span><text:span text:style-name="T145">observer_id</text:span><text:span text:style-name="T146">):</text:span><text:span text:style-name="T147"><text:line-break/></text:span><text:span text:style-name="T148">observer_id → name</text:span></text:p>
        </text:list-item>
        <text:list-item>
          <text:p text:style-name="P149"><text:span text:style-name="T150">observer_tasks</text:span><text:span text:style-name="T151">(</text:span><text:span text:style-name="T152">observer_id, task_id</text:span><text:span text:style-name="T153">):</text:span><text:span text:style-name="T154"><text:line-break/>— нет дополнительных атрибутов для зависимостей</text:span></text:p>
        </text:list-item>
        <text:list-item>
          <text:p text:style-name="P155"><text:span text:style-name="T156">fences</text:span><text:span text:style-name="T157">(</text:span><text:span text:style-name="T158">fence_id</text:span><text:span text:style-name="T159">):</text:span><text:span text:style-name="T160"><text:line-break/></text:span><text:span text:style-name="T161">fence_id → description</text:span></text:p>
        </text:list-item>
        <text:list-item>
          <text:p text:style-name="P162"><text:span text:style-name="T163">workers</text:span><text:span text:style-name="T164">(</text:span><text:span text:style-name="T165">worker_id</text:span><text:span text:style-name="T166">):</text:span><text:span text:style-name="T167"><text:line-break/></text:span><text:span text:style-name="T168">worker_id → name, fence_id, side</text:span></text:p>
        </text:list-item>
        <text:list-item>
          <text:p text:style-name="P169"><text:span text:style-name="T170">rivers</text:span><text:span text:style-name="T171">(</text:span><text:span text:style-name="T172">river_id</text:span><text:span text:style-name="T173">):</text:span><text:span text:style-name="T174"><text:line-break/></text:span><text:span text:style-name="T175">river_id → name</text:span></text:p>
        </text:list-item>
        <text:list-item>
          <text:p text:style-name="P176"><text:span text:style-name="T177">dilofosavrs</text:span><text:span text:style-name="T178">(</text:span><text:span text:style-name="T179">dilofosavr_id</text:span><text:span text:style-name="T180">):</text:span><text:span text:style-name="T181"><text:line-break/></text:span><text:span text:style-name="T182">dilofosavr_id → species, location, river_id, spits_saliva</text:span></text:p>
        </text:list-item>
        <text:list-item>
          <text:p text:style-name="P183"><text:span text:style-name="T184">spit_events</text:span><text:span text:style-name="T185">(</text:span><text:span text:style-name="T186">event_id</text:span><text:span text:style-name="T187">):</text:span><text:span text:style-name="T188"><text:line-break/></text:span><text:span text:style-name="T189">event_id → dilofosavr_id, worker_id, event_time, description</text:span></text:p>
        </text:list-item>
      </text:list>
      <text:p text:style-name="Normal"><text:span text:style-name="T190"><draw:custom-shape svg:x="0in" svg:y="0in" svg:width="45.51042in" svg:height="0.00139in" draw:z-index="0" draw:id="id3" draw:style-name="a3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191" text:outline-level="3">4. Приведение к 3NF</text:h>
      <text:p text:style-name="P192">Все отношения из ЛР №1 уже находятся в 3NF, так как:</text:p>
      <text:list text:style-name="LFO21" text:continue-numbering="true">
        <text:list-item>
          <text:p text:style-name="P193">Каждый нетранзитивный FD основывается на первичном ключе.</text:p>
        </text:list-item>
        <text:list-item>
          <text:p text:style-name="P194">Нет зависимостей типа A → B, где A — не ключ.</text:p>
        </text:list-item>
        <text:list-item>
          <text:p text:style-name="P195">Нет частичных зависимостей в отношениях с простым ключом.</text:p>
        </text:list-item>
      </text:list>
      <text:p text:style-name="P196"><text:span text:style-name="T197">Итоговая схема 3NF совпадает с исходной.</text:span></text:p>
      <text:p text:style-name="Normal"><text:span text:style-name="T198"><draw:custom-shape svg:x="0in" svg:y="0in" svg:width="45.51042in" svg:height="0.00139in" draw:z-index="0" draw:id="id4" draw:style-name="a4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199" text:outline-level="3">5. Изменения в функциональных зависимостях после 3NF</text:h>
      <text:p text:style-name="P200">Поскольку все исходные отношения были в 3NF, преобразование не изменило множества FD.</text:p>
      <text:p text:style-name="Normal"><text:span text:style-name="T201"><draw:custom-shape svg:x="0in" svg:y="0in" svg:width="45.51042in" svg:height="0.00139in" draw:z-index="0" draw:id="id5" draw:style-name="a5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202" text:outline-level="3">6. Преобразование в BCNF и доказательство</text:h>
      <text:p text:style-name="P203">Для каждого отношения проверяем, что каждая FD X → Y имеет X суперклассом ключа:</text:p>
      <text:list text:style-name="LFO22" text:continue-numbering="true">
        <text:list-item>
          <text:p text:style-name="P204"><text:span text:style-name="T205">Во всех таблицах единственный ключ — это<text:s/></text:span><text:span text:style-name="T206">*_id</text:span><text:span text:style-name="T207"><text:s/>(или составной PK), и все FDs исходили от этого ключa → BCNF.</text:span></text:p>
        </text:list-item>
        <text:list-item>
          <text:p text:style-name="P208"><text:span text:style-name="T209">В</text:span><text:span text:style-name="T210"><text:s/></text:span><text:span text:style-name="T211">observer_tasks</text:span><text:span text:style-name="T212">: FD<text:s/></text:span><text:span text:style-name="T213">(observer_id, task_id) → assigned_at</text:span><text:span text:style-name="T214">,<text:s/></text:span><text:span text:style-name="T215">где</text:span><text:span text:style-name="T216"><text:s/></text:span><text:span text:style-name="T217">(observer_id,task_id)</text:span><text:span text:style-name="T218"><text:s/>— PK → BCNF.</text:span></text:p>
        </text:list-item>
      </text:list>
      <text:p text:style-name="P219"><text:span text:style-name="T220">Итог:</text:span><text:span text:style-name="T221"><text:s/>Все отношения уже находятся в BCNF.</text:span></text:p>
      <text:p text:style-name="Normal"><text:span text:style-name="T222"><draw:custom-shape svg:x="0in" svg:y="0in" svg:width="45.51042in" svg:height="0.00139in" draw:z-index="0" draw:id="id6" draw:style-name="a6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223" text:outline-level="3">7. Предложения по денормализации</text:h>
      <text:list text:style-name="LFO23" text:continue-numbering="true">
        <text:list-item>
          <text:p text:style-name="P224"><text:span text:style-name="T225">Добавить счетчик плевков</text:span><text:span text:style-name="T226"><text:s/>в таблице<text:s/></text:span><text:span text:style-name="T227">dilofosavrs</text:span><text:span text:style-name="T228"><text:s/>для быстрого доступа к числу плевков:</text:span></text:p>
        </text:list-item>
        <text:list-item>
          <text:p text:style-name="P229">ALTER TABLE dilofosavrs ADD COLUMN spit_count INT NOT NULL DEFAULT 0;</text:p>
        </text:list-item>
        <text:list-item>
          <text:p text:style-name="P230"><text:span text:style-name="T231">Объединить<text:s/></text:span><text:span text:style-name="T232">tasks</text:span><text:span text:style-name="T233"><text:s/>и<text:s/></text:span><text:span text:style-name="T234">markers</text:span><text:span text:style-name="T235"><text:s/>в одну таблицу при активном мониторинге, если для каждой задачи всегда есть маркер.</text:span></text:p>
        </text:list-item>
        <text:list-item>
          <text:p text:style-name="P236"><text:span text:style-name="T237">Материализованные представления</text:span><text:span text:style-name="T238"><text:s/>для отчетов: например, представление<text:s/></text:span><text:span text:style-name="T239">vw_dino_events</text:span><text:span text:style-name="T240"><text:s/>объединяет<text:s/></text:span><text:span text:style-name="T241">dilofosavrs</text:span><text:span text:style-name="T242"><text:s/>и<text:s/></text:span><text:span text:style-name="T243">spit_events</text:span><text:span text:style-name="T244"><text:s/>с агрегатами.</text:span></text:p>
        </text:list-item>
      </text:list>
      <text:p text:style-name="Normal"><text:span text:style-name="T245"><draw:custom-shape svg:x="0in" svg:y="0in" svg:width="45.51042in" svg:height="0.00139in" draw:z-index="0" draw:id="id7" draw:style-name="a7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246" text:outline-level="3">8. Триггер и функция на PL/pgSQL</text:h>
      <text:p text:style-name="P247"><text:span text:style-name="T248">При вставке новой записи в<text:s/></text:span><text:span text:style-name="T249">spit_events</text:span><text:span text:style-name="T250"><text:s/>будем автоматически увеличивать<text:s/></text:span><text:span text:style-name="T251">spit_count</text:span><text:span text:style-name="T252"><text:s/>у соответствующего дилофозавра.</text:span></text:p>
      <text:p text:style-name="P253"><text:span text:style-name="T254">--<text:s/></text:span><text:span text:style-name="T255">Функция</text:span><text:span text:style-name="T256"><text:s/></text:span><text:span text:style-name="T257">для</text:span><text:span text:style-name="T258"><text:s/></text:span><text:span text:style-name="T259">обновления</text:span><text:span text:style-name="T260"><text:s/></text:span><text:span text:style-name="T261">счетчика</text:span><text:span text:style-name="T262"><text:s/></text:span><text:span text:style-name="T263">плевков</text:span></text:p>
      <text:p text:style-name="P264">CREATE OR REPLACE FUNCTION fn_increment_spit_count() RETURNS TRIGGER AS $$</text:p>
      <text:p text:style-name="P265">BEGIN</text:p>
      <text:p text:style-name="P266"><text:s text:c="2"/>UPDATE dilofosavrs</text:p>
      <text:p text:style-name="P267"><text:s text:c="4"/>SET spit_count = spit_count + 1</text:p>
      <text:p text:style-name="P268"><text:s text:c="4"/>WHERE dilofosavr_id = NEW.dilofosavr_id;</text:p>
      <text:p text:style-name="P269"><text:s text:c="2"/>RETURN NEW;</text:p>
      <text:p text:style-name="P270">END;</text:p>
      <text:p text:style-name="P271">$$ LANGUAGE plpgsql;</text:p>
      <text:p text:style-name="P272"/>
      <text:p text:style-name="P273"><text:span text:style-name="T274">--<text:s/></text:span><text:span text:style-name="T275">Триггер</text:span><text:span text:style-name="T276"><text:s/></text:span><text:span text:style-name="T277">после</text:span><text:span text:style-name="T278"><text:s/></text:span><text:span text:style-name="T279">вставки</text:span><text:span text:style-name="T280"><text:s/></text:span><text:span text:style-name="T281">события</text:span><text:span text:style-name="T282"><text:s/></text:span><text:span text:style-name="T283">плевка</text:span></text:p>
      <text:p text:style-name="P284">CREATE TRIGGER trg_after_spit_event</text:p>
      <text:p text:style-name="P285"><text:s text:c="2"/>AFTER INSERT ON spit_events</text:p>
      <text:p text:style-name="P286"><text:s text:c="2"/>FOR EACH ROW</text:p>
      <text:p text:style-name="P287"><text:s text:c="2"/>EXECUTE PROCEDURE fn_increment_spit_count();</text:p>
      <text:p text:style-name="Normal"><text:span text:style-name="T288"><draw:custom-shape svg:x="0in" svg:y="0in" svg:width="45.51042in" svg:height="0.00139in" draw:z-index="0" draw:id="id8" draw:style-name="a8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P289" text:outline-level="3">9. Выводы</text:h>
      <text:list text:style-name="LFO24" text:continue-numbering="true">
        <text:list-item>
          <text:p text:style-name="P290">Исходная схема была спроектирована корректно и уже соответствовала требованиям 3NF и BCNF.</text:p>
        </text:list-item>
        <text:list-item>
          <text:p text:style-name="P291"><text:span text:style-name="T292">Денормализация через добавление<text:s/></text:span><text:span text:style-name="T293">spit_count</text:span><text:span text:style-name="T294"><text:s/>повышает производительность аналитики по плевкам.</text:span></text:p>
        </text:list-item>
        <text:list-item>
          <text:p text:style-name="P295">Триггер и функция упрощают поддержание целостности данных при подсчете событий.</text:p>
        </text:list-item>
        <text:list-item>
          <text:p text:style-name="P296">В отчетах полезно использовать материализованные представления для ускорения сложных запросов.</text:p>
        </text:list-item>
      </text:list>
      <text:p text:style-name="ОбычныйИнтернет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ahrorovk ahrorovk</dc:creator>
    <meta:creation-date>2025-03-13T10:22:00Z</meta:creation-date>
    <dc:date>2025-04-17T11:16:00Z</dc:date>
    <meta:print-date>2023-11-27T06:50:00Z</meta:print-date>
    <meta:template xlink:href="Normal.dotm" xlink:type="simple"/>
    <meta:editing-cycles>7</meta:editing-cycles>
    <meta:editing-duration>PT12660S</meta:editing-duration>
    <meta:user-defined meta:name="AppVersion">16.0000</meta:user-defined>
    <meta:document-statistic meta:page-count="4" meta:paragraph-count="10" meta:word-count="749" meta:character-count="5013" meta:row-count="35" meta:non-whitespace-character-count="4274"/>
  </office:meta>
</office:document-meta>
</file>